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100000DB3C0B59EB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background-color="#1c479d" fo:padding="0.0201in" fo:border-left="0.0347in solid #1c479d" fo:border-right="none" fo:border-top="0.0347in solid #1c479d" fo:border-bottom="0.0007in solid #000000">
        <style:background-image/>
      </style:table-cell-properties>
    </style:style>
    <style:style style:name="t1.B2" style:family="table-cell">
      <style:table-cell-properties fo:background-color="#1c479d" fo:padding="0.0201in" fo:border-left="0.0007in solid #000000" fo:border-right="none" fo:border-top="0.0347in solid #1c479d" fo:border-bottom="0.0007in solid #000000">
        <style:background-image/>
      </style:table-cell-properties>
    </style:style>
    <style:style style:name="t1.K2" style:family="table-cell">
      <style:table-cell-properties fo:background-color="#1c479d" fo:padding="0.0201in" fo:border-left="0.0007in solid #000000" fo:border-right="0.0347in solid #1c479d" fo:border-top="0.0347in solid #1c479d" fo:border-bottom="0.0007in solid #000000">
        <style:background-image/>
      </style:table-cell-properties>
    </style:style>
    <style:style style:name="t1.D3" style:family="table-cell">
      <style:table-cell-properties fo:background-color="#1c479d" fo:padding="0.0201in" fo:border-left="0.0007in solid #000000" fo:border-right="none" fo:border-top="none" fo:border-bottom="0.0007in solid #000000">
        <style:background-image/>
      </style:table-cell-properties>
    </style:style>
    <style:style style:name="t1.A5" style:family="table-cell">
      <style:table-cell-properties style:vertical-align="middle" fo:background-color="transparent" fo:padding="0.0201in" fo:border-left="0.0347in solid #1c479d" fo:border-right="none" fo:border-top="none" fo:border-bottom="0.0007in solid #000000">
        <style:background-image/>
      </style:table-cell-properties>
    </style:style>
    <style:style style:name="t1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.K5" style:family="table-cell">
      <style:table-cell-properties style:vertical-align="middle" fo:background-color="transparent" fo:padding="0.0201in" fo:border-left="0.0007in solid #000000" fo:border-right="0.0347in solid #1c479d" fo:border-top="none" fo:border-bottom="0.0347in solid #1c479d">
        <style:background-image/>
      </style:table-cell-properties>
    </style:style>
    <style:style style:name="t1.A13" style:family="table-cell">
      <style:table-cell-properties style:vertical-align="middle" fo:background-color="transparent" fo:padding="0.0201in" fo:border-left="0.0347in solid #1c479d" fo:border-right="none" fo:border-top="none" fo:border-bottom="0.0347in solid #1c479d">
        <style:background-image/>
      </style:table-cell-properties>
    </style:style>
    <style:style style:name="t1.B13" style:family="table-cell">
      <style:table-cell-properties style:vertical-align="middle" fo:background-color="transparent" fo:padding="0.0201in" fo:border-left="0.0007in solid #000000" fo:border-right="none" fo:border-top="none" fo:border-bottom="0.0347in solid #1c479d">
        <style:background-image/>
      </style:table-cell-properties>
    </style:style>
    <style:style style:name="Таблица1" style:family="table">
      <style:table-properties style:width="5.4708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8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Arial" fo:font-size="8pt" fo:language="en" fo:country="US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Arial" fo:font-size="8pt" fo:language="ru" fo:country="RU" style:font-size-asian="8pt" style:font-size-complex="8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.7799in" fo:margin-right="0.7799in" fo:text-indent="0in" style:auto-text-indent="false"/>
    </style:style>
    <style:style style:name="P13" style:family="paragraph" style:parent-style-name="Standard">
      <style:paragraph-properties fo:margin-left="0.7799in" fo:margin-right="0.7799in" fo:text-indent="0in" style:auto-text-indent="false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fo:margin-left="0.7799in" fo:margin-right="0.7799in" fo:text-indent="0in" style:auto-text-indent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7" style:family="paragraph" style:parent-style-name="Standard">
      <style:paragraph-properties fo:margin-left="0.7799in" fo:margin-right="0.7799in" fo:text-indent="0in" style:auto-text-indent="false"/>
      <style:text-properties style:font-name="Arial" fo:font-size="5pt" fo:language="en" fo:country="US" style:font-size-asian="5pt" style:font-name-complex="Arial" style:font-size-complex="5pt"/>
    </style:style>
    <style:style style:name="P18" style:family="paragraph" style:parent-style-name="Standard">
      <style:paragraph-properties fo:margin-left="0.7799in" fo:margin-right="0.7799in" fo:text-indent="0in" style:auto-text-indent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margin-left="0.7799in" fo:margin-right="0.7799in" fo:text-align="justify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Standard" style:master-page-name="">
      <style:paragraph-properties fo:margin-left="0.7799in" fo:margin-right="0.7799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.7799in" fo:margin-right="0.7799in" fo:text-indent="0in" style:auto-text-indent="false" style:page-number="auto">
        <style:tab-stops>
          <style:tab-stop style:position="7.4701in" style:type="right"/>
        </style:tab-stops>
      </style:paragraph-properties>
    </style:style>
    <style:style style:name="P22" style:family="paragraph" style:parent-style-name="Text_20_body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color="#ffffff"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color="#ffffff"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fo:color="#ffffff"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6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page-number="auto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fo:language="ru" fo:country="RU" style:font-name-complex="Arial"/>
    </style:style>
    <style:style style:name="T29" style:family="text">
      <style:text-properties style:font-name-complex="Arial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background-color="transparent"/>
    </style:style>
    <style:style style:name="T3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13"/>
      <text:p text:style-name="P14"><text:span text:style-name="T17">S</text:span><text:span text:style-name="T32">/</text:span><text:span text:style-name="T17">N</text:span><text:span text:style-name="T32">: </text:span><text:span text:style-name="T27">$</text:span><text:span text:style-name="T15">allSerial</text:span></text:p>
      <text:p text:style-name="P15"/>
      <text:p text:style-name="P16">Measurement limits: </text:p>
      <text:p text:style-name="P15"><text:span text:style-name="T5">$type</text:span>: γ 50 nSv/h – 10 Sv/h;</text:p>
      <text:p text:style-name="P17"/>
      <text:p text:style-name="P16">Measurement error: </text:p>
      <text:p text:style-name="P20"><text:span text:style-name="T5">$type</text:span>: ±15%</text:p>
      <text:p text:style-name="P18"/>
      <text:p text:style-name="P16">Operating conditions:</text:p>
      <text:p text:style-name="P37"><text:span text:style-name="T28">- </text:span><text:span text:style-name="T16">Air temperature<text:tab/></text:span><text:span text:style-name="T29"><text:tab/><text:tab/><text:tab/><text:tab/></text:span><text:span text:style-name="T34">+</text:span><text:span text:style-name="T18">$temp</text:span><text:span text:style-name="T34"> °</text:span><text:span text:style-name="T18">C</text:span></text:p>
      <text:p text:style-name="P37"><text:span text:style-name="T28">- </text:span><text:span text:style-name="T16">Atmospheric pressure<text:tab/><text:tab/><text:tab/><text:tab/></text:span><text:span text:style-name="T18">98,5 kPa</text:span></text:p>
      <text:p text:style-name="P37"><text:span text:style-name="T28">- </text:span><text:span text:style-name="T16">Relative humidity<text:tab/><text:tab/><text:tab/></text:span><text:span text:style-name="T18"><text:tab/><text:tab/>$vlag %</text:span></text:p>
      <text:p text:style-name="P38"><text:span text:style-name="T26">- </text:span>Gamma radiation background<text:tab/><text:span text:style-name="T33"><text:tab/><text:tab/>$bground <text:s/>nSv/h</text:span></text:p>
      <text:p text:style-name="P12"><text:span text:style-name="Знак_20_примечания"/></text:p>
      <text:p text:style-name="P19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7"/>
      <text:p text:style-name="P9">Calibration data</text:p>
      <text:p text:style-name="P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8"><text:span text:style-name="T4">$type</text:span><text:span text:style-name="T13"> (</text:span><text:span text:style-name="T19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1">Ḣ</text:span><text:span text:style-name="T24">oi</text:span><text:span text:style-name="T30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ce to source, </text:p>
            <text:p text:style-name="P31">R, сm</text:p>
          </table:table-cell>
          <table:table-cell table:style-name="t1.B2" table:number-columns-spanned="5" office:value-type="string">
            <text:p text:style-name="P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35">Relative gamma radiation dose rate measure-ment</text:span> error</text:p>
            <text:p text:style-name="P34"><text:span text:style-name="T21">θ</text:span><text:span text:style-name="T25">пр</text:span><text:span text:style-name="T24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36">Δ</text:span><text:span text:style-name="T24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6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6"><text:span text:style-name="T13">Measured value</text:span> <text:span text:style-name="T21">Ḣ</text:span><text:span text:style-name="T20">*</text:span><text:span text:style-name="T23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6"><text:span text:style-name="T13">Average value</text:span>,</text:p>
            <text:p text:style-name="P6"><text:span text:style-name="T14">H</text:span><text:span text:style-name="T23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5"><text:span text:style-name="T21">H</text:span><text:span text:style-name="T22">1</text:span></text:p>
          </table:table-cell>
          <table:table-cell table:style-name="t1.D3" office:value-type="string">
            <text:p text:style-name="P6"><text:span text:style-name="T14">H</text:span><text:span text:style-name="T22">2</text:span></text:p>
          </table:table-cell>
          <table:table-cell table:style-name="t1.D3" office:value-type="string">
            <text:p text:style-name="P6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3">0,07</text:span> μ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9" office:value-type="string">
            <text:p text:style-name="P10">±<text:span text:style-name="T13">15</text:span></text:p>
          </table:table-cell>
        </table:table-row>
        <table:table-row>
          <table:table-cell table:style-name="t1.A5" office:value-type="string">
            <text:p text:style-name="P10">0,7 μ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μ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0 μ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0,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6">0,7</text:span> Sv/h</text:p>
          </table:table-cell>
          <table:table-cell table:style-name="t1.B5" office:value-type="string">
            <text:p text:style-name="P11">$1-37</text:p>
          </table:table-cell>
          <table:table-cell table:style-name="t1.B5" office:value-type="string">
            <text:p text:style-name="P11">$1-47</text:p>
          </table:table-cell>
          <table:table-cell table:style-name="t1.B5" office:value-type="string">
            <text:p text:style-name="P11">$1-57</text:p>
          </table:table-cell>
          <table:table-cell table:style-name="t1.B5" office:value-type="string">
            <text:p text:style-name="P11">$1-67</text:p>
          </table:table-cell>
          <table:table-cell table:style-name="t1.B5" office:value-type="string">
            <text:p text:style-name="P11">$1-77</text:p>
          </table:table-cell>
          <table:table-cell table:style-name="t1.B5" office:value-type="string">
            <text:p text:style-name="P11">$1-87</text:p>
          </table:table-cell>
          <table:table-cell table:style-name="t1.B5" office:value-type="string">
            <text:p text:style-name="P11">$1-07</text:p>
          </table:table-cell>
          <table:table-cell table:style-name="t1.B5" office:value-type="string">
            <text:p text:style-name="P11">$1-17</text:p>
          </table:table-cell>
          <table:table-cell table:style-name="t1.B5" office:value-type="string">
            <text:p text:style-name="P11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<text:span text:style-name="T13">8</text:span></text:p>
          </table:table-cell>
          <table:table-cell table:style-name="t1.B13" office:value-type="string">
            <text:p text:style-name="P11">$1-4<text:span text:style-name="T13">8</text:span></text:p>
          </table:table-cell>
          <table:table-cell table:style-name="t1.B13" office:value-type="string">
            <text:p text:style-name="P11">$1-5<text:span text:style-name="T13">8</text:span></text:p>
          </table:table-cell>
          <table:table-cell table:style-name="t1.B13" office:value-type="string">
            <text:p text:style-name="P11">$1-6<text:span text:style-name="T13">8</text:span></text:p>
          </table:table-cell>
          <table:table-cell table:style-name="t1.B13" office:value-type="string">
            <text:p text:style-name="P11">$1-7<text:span text:style-name="T13">8</text:span></text:p>
          </table:table-cell>
          <table:table-cell table:style-name="t1.B13" office:value-type="string">
            <text:p text:style-name="P11">$1-8<text:span text:style-name="T13">8</text:span></text:p>
          </table:table-cell>
          <table:table-cell table:style-name="t1.B13" office:value-type="string">
            <text:p text:style-name="P11">$1-0<text:span text:style-name="T13">8</text:span></text:p>
          </table:table-cell>
          <table:table-cell table:style-name="t1.B13" office:value-type="string">
            <text:p text:style-name="P11">$1-1<text:span text:style-name="T13">8</text:span></text:p>
          </table:table-cell>
          <table:table-cell table:style-name="t1.B13" office:value-type="string">
            <text:p text:style-name="P11">$1-2<text:span text:style-name="T13">8</text:span>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Calibrated by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5">Technical control: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in" fo:margin-bottom="0.0028in" fo:margin-left="0in" fo:margin-right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C0B59EB2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3T15:58:57.24</dc:date>
    <meta:print-date>2019-04-03T15:18:00</meta:print-date>
    <meta:editing-cycles>157</meta:editing-cycles>
    <meta:editing-duration>PT11H7M7S</meta:editing-duration>
    <meta:generator>OpenOffice/4.1.6$Win32 OpenOffice.org_project/416m1$Build-9790</meta:generator>
    <meta:document-statistic meta:table-count="2" meta:image-count="0" meta:object-count="0" meta:page-count="1" meta:paragraph-count="133" meta:word-count="224" meta:character-count="1399"/>
  </office:meta>
</office:document-meta>
</file>